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A8000000822C384A90D497A3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Narrow" svg:font-family="ArialNarrow, Arial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Open Sans" svg:font-family="'Open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snap-to-layout-grid="false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ArialNarrow" style:font-size-complex="10pt" style:language-complex="ar" style:country-complex="SA"/>
    </style:style>
    <style:style style:name="P2" style:family="paragraph" style:parent-style-name="Standard">
      <style:paragraph-properties fo:line-height="150%" fo:text-align="center" style:justify-single-word="false" style:snap-to-layout-grid="false"/>
      <style:text-properties style:use-window-font-color="true" style:font-name="Times New Roman" fo:font-size="12pt" fo:language="pt" fo:country="BR" officeooo:rsid="000f132f" officeooo:paragraph-rsid="000f132f" style:font-name-asian="Times New Roman" style:font-size-asian="12pt" style:language-asian="zh" style:country-asian="CN" style:font-name-complex="ArialNarrow" style:font-size-complex="10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 style:text-autospace="none" style:snap-to-layout-grid="false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ArialNarrow" style:font-size-complex="12pt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0f132f"/>
    </style:style>
    <style:style style:name="P5" style:family="paragraph" style:parent-style-name="Standard">
      <style:paragraph-properties fo:line-height="150%" fo:text-align="center" style:justify-single-word="false" style:snap-to-layout-grid="false"/>
    </style:style>
    <style:style style:name="P6" style:family="paragraph" style:parent-style-name="Standard">
      <style:paragraph-properties fo:line-height="150%" fo:text-align="center" style:justify-single-word="false" style:text-autospace="none" style:snap-to-layout-grid="false"/>
      <style:text-properties officeooo:paragraph-rsid="000f132f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officeooo:paragraph-rsid="000f132f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officeooo:paragraph-rsid="001195c7" style:font-size-complex="12pt"/>
    </style:style>
    <style:style style:name="P10" style:family="paragraph" style:parent-style-name="Standard">
      <style:paragraph-properties fo:line-height="150%" fo:text-align="center" style:justify-single-word="false" style:text-autospace="none"/>
      <style:text-properties style:font-name="Times New Roman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officeooo:rsid="000f132f" officeooo:paragraph-rsid="000f132f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6pt" style:font-size-asian="16pt" style:font-name-complex="ArialNarrow" style:font-size-complex="16pt" fo:background-color="#ffff00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f132f" officeooo:paragraph-rsid="000f132f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paragraph-rsid="000f132f" style:font-weight-asian="normal" style:font-weight-complex="normal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.5pt" fo:font-weight="bold" style:font-size-asian="12.5pt" style:font-weight-asian="bold" style:font-size-complex="12.5pt"/>
    </style:style>
    <style:style style:name="P16" style:family="paragraph" style:parent-style-name="Standard">
      <loext:graphic-properties draw:fill="none"/>
      <style:paragraph-properties fo:margin-left="2in" fo:margin-right="0in" fo:margin-top="0.0126in" fo:margin-bottom="0in" loext:contextual-spacing="false" fo:line-height="100%" fo:text-align="end" style:justify-single-word="false" fo:orphans="2" fo:widows="2" fo:hyphenation-ladder-count="no-limit" fo:text-indent="0in" style:auto-text-indent="false" fo:background-color="transparent" style:writing-mode="lr-tb"/>
      <style:text-properties style:font-name="Open Sans" fo:font-size="8.5pt" fo:font-weight="bold" officeooo:paragraph-rsid="000fe22c" style:font-size-asian="8.5pt" style:font-weight-asian="bold" style:font-name-complex="Open Sans" fo:hyphenate="false" fo:hyphenation-remain-char-count="2" fo:hyphenation-push-char-count="2" loext:hyphenation-no-caps="false"/>
    </style:style>
    <style:style style:name="P17" style:family="paragraph" style:parent-style-name="Standard" style:master-page-name="">
      <loext:graphic-properties draw:fill="none"/>
      <style:paragraph-properties fo:margin-left="2in" fo:margin-right="0in" fo:margin-top="0.052in" fo:margin-bottom="0in" loext:contextual-spacing="false" fo:line-height="100%" fo:text-align="end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Open Sans" fo:font-size="8.5pt" fo:font-weight="bold" officeooo:paragraph-rsid="000fe22c" style:font-size-asian="8.5pt" style:font-weight-asian="bold" style:font-name-complex="Open Sans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2in" fo:margin-right="0in" fo:margin-top="0.052in" fo:margin-bottom="0in" loext:contextual-spacing="false" fo:line-height="100%" fo:text-align="end" style:justify-single-word="false" fo:orphans="2" fo:widows="2" fo:hyphenation-ladder-count="no-limit" fo:text-indent="0in" style:auto-text-indent="false" fo:background-color="transparent" style:writing-mode="lr-tb"/>
      <style:text-properties style:font-name="Open Sans" fo:font-size="8.5pt" fo:font-weight="bold" officeooo:paragraph-rsid="000fe22c" style:font-size-asian="8.5pt" style:font-weight-asian="bold" style:font-name-complex="Open Sans" fo:hyphenate="false" fo:hyphenation-remain-char-count="2" fo:hyphenation-push-char-count="2" loext:hyphenation-no-caps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size="12pt" fo:language="pt" fo:country="BR" officeooo:rsid="000f132f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2pt" fo:language="pt" fo:country="BR" officeooo:rsid="000f132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" style:family="text">
      <style:text-properties style:use-window-font-color="true" fo:font-weight="normal" officeooo:rsid="000f132f" style:font-weight-asian="normal" style:font-weight-complex="normal"/>
    </style:style>
    <style:style style:name="T6" style:family="text"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ArialNarrow" style:font-size-complex="10pt" style:language-complex="ar" style:country-complex="SA"/>
    </style:style>
    <style:style style:name="T7" style:family="text">
      <style:text-properties style:use-window-font-color="true" style:font-name="Times New Roman" fo:font-size="12pt" fo:language="pt" fo:country="BR" officeooo:rsid="000f132f" style:font-name-asian="Times New Roman" style:font-size-asian="12pt" style:language-asian="zh" style:country-asian="CN" style:font-name-complex="ArialNarrow" style:font-size-complex="10pt" style:language-complex="ar" style:country-complex="SA"/>
    </style:style>
    <style:style style:name="T8" style:family="text">
      <style:text-properties style:use-window-font-color="true" style:font-name="Times New Roman" fo:font-size="12pt" fo:language="pt" fo:country="BR" officeooo:rsid="000f132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Times New Roman" fo:font-size="12pt" fo:language="pt" fo:country="BR" officeooo:rsid="000fe22c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" style:family="text">
      <style:text-properties style:font-size-complex="12pt"/>
    </style:style>
    <style:style style:name="T11" style:family="text">
      <style:text-properties officeooo:rsid="000f132f" style:font-size-complex="12pt"/>
    </style:style>
    <style:style style:name="T12" style:family="text">
      <style:text-properties style:font-name-complex="ArialNarrow"/>
    </style:style>
    <style:style style:name="T13" style:family="text">
      <style:text-properties fo:color="#c9211e"/>
    </style:style>
    <style:style style:name="T14" style:family="text">
      <style:text-properties fo:color="#c9211e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15" style:family="text">
      <style:text-properties fo:color="#c9211e" fo:font-size="12pt" fo:language="pt" fo:country="BR" officeooo:rsid="000f132f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16" style:family="text">
      <style:text-properties fo:color="#c9211e" fo:font-size="12pt" fo:language="pt" fo:country="BR" fo:font-weight="bold" officeooo:rsid="000f132f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fo:color="#c9211e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fo:color="#c9211e" fo:font-size="12pt" fo:language="pt" fo:country="BR" fo:font-weight="bold" officeooo:rsid="000f132f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fo:color="#c9211e" fo:font-weight="bold" style:font-weight-asian="bold" style:font-weight-complex="bold"/>
    </style:style>
    <style:style style:name="T20" style:family="text">
      <style:text-properties fo:color="#c9211e" fo:font-weight="bold" officeooo:rsid="000f132f" style:font-weight-asian="bold" style:font-weight-complex="bold"/>
    </style:style>
    <style:style style:name="T21" style:family="text">
      <style:text-properties fo:color="#c9211e" fo:font-weight="bold" officeooo:rsid="000f132f" style:font-weight-asian="bold" style:font-size-complex="12pt" style:font-weight-complex="bold"/>
    </style:style>
    <style:style style:name="T22" style:family="text">
      <style:text-properties officeooo:rsid="000f132f"/>
    </style:style>
    <style:style style:name="T23" style:family="text">
      <style:text-properties fo:font-weight="normal" officeooo:rsid="001195c7" style:font-weight-asian="normal" style:font-weight-complex="normal"/>
    </style:style>
    <style:style style:name="T24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0f132f" style:font-name-asian="Times New Roman" style:font-size-asian="12pt" style:language-asian="zh" style:country-asian="CN" style:font-style-asian="normal" style:font-weight-asian="normal" style:font-name-complex="ArialNarrow" style:font-size-complex="10pt" style:language-complex="ar" style:country-complex="SA"/>
    </style:style>
    <style:style style:name="T25" style:family="text">
      <style:text-properties fo:font-variant="normal" fo:text-transform="none" style:use-window-font-color="true" style:font-name="Times New Roman" fo:font-size="12.5pt" fo:letter-spacing="normal" fo:language="pt" fo:country="BR" fo:font-style="normal" fo:font-weight="normal" style:font-name-asian="ArialNarrow" style:font-size-asian="12.5pt" style:language-asian="zh" style:country-asian="CN" style:font-style-asian="normal" style:font-weight-asian="normal" style:font-name-complex="ArialNarrow" style:font-size-complex="12pt" style:language-complex="ar" style:country-complex="SA"/>
    </style:style>
    <style:style style:name="T26" style:family="text">
      <style:text-properties style:font-name="Times New Roman" officeooo:rsid="000f132f" style:font-size-complex="12pt"/>
    </style:style>
    <style:style style:name="T27" style:family="text">
      <style:text-properties style:font-name="Times New Roman" officeooo:rsid="000fe22c" style:font-size-complex="12pt"/>
    </style:style>
    <style:style style:name="T28" style:family="text">
      <style:text-properties officeooo:rsid="000fe22c"/>
    </style:style>
    <style:style style:name="T29" style:family="text">
      <style:text-properties officeooo:rsid="001195c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-0.002in, -0.002in, -0.002in, -0.0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TA DA SESSÃO DE DEFESA DO TRABALHO DE CONCLUSÃO DE CURSO</text:p>
      <text:p text:style-name="P7"/>
      <text:p text:style-name="P8">Aos <text:span text:style-name="T14">quatro</text:span><text:span text:style-name="T13"> dias do mês de </text:span><text:span text:style-name="T14">maio</text:span><text:span text:style-name="T13"> do ano de 2020</text:span>, às <text:span text:style-name="T13">1</text:span><text:span text:style-name="T14">0</text:span><text:span text:style-name="T13">h00</text:span>, reuniram-se <text:span text:style-name="T15">[virtualmente/presencialmente]</text:span><text:span text:style-name="T3"> no </text:span>Instituto Federal de Goiás os componentes da Banca Examinadora Prof. <text:span text:style-name="T20">Nome do Professor</text:span><text:span text:style-name="T19"> (orientador)</text:span><text:span text:style-name="T2">,</text:span> Profa. <text:span text:style-name="T20">Nome d</text:span><text:span text:style-name="T16">a</text:span><text:span text:style-name="T20"> Professora </text:span><text:span text:style-name="T5">e</text:span><text:span text:style-name="T20"> Nome do Professor,</text:span> sob a presidência do primeiro, para procederem à avaliação da defesa do Trabalho de Conclusão de Curso <text:span text:style-name="T19">“</text:span><text:span text:style-name="T16">Título do Trabalho</text:span><text:span text:style-name="T19">”</text:span>,<text:span text:style-name="T10"> de autoria de </text:span><text:span text:style-name="T18">Nome do Estudante</text:span><text:span text:style-name="T10"> discente do </text:span>Curso <text:span text:style-name="T22">Superior em </text:span><text:span text:style-name="T3">T</text:span><text:span text:style-name="T22">ecnologia e Análise de Sistemas do IFG/Formosa</text:span><text:span text:style-name="T10">. Após a arguição dos membros da banca, chegou-se a conclusão que o trabalho foi </text:span><text:span text:style-name="T17">aprovado</text:span><text:span text:style-name="T10"> </text:span><text:span text:style-name="T11">com nota </text:span><text:span text:style-name="T21">10</text:span><text:span text:style-name="T11">, </text:span><text:span text:style-name="T10">considerando-se integralmente cumprido este requisito para fins de obtenção de título de </text:span><text:span text:style-name="T4">tecnólogo em análise e desenvolvimento de sistemas</text:span><text:span text:style-name="T10"> pelo Instituto Federal de Goiás.</text:span></text:p>
      <text:p text:style-name="P11"/>
      <text:p text:style-name="P4"><text:span text:style-name="T27">T</text:span><text:span text:style-name="T26">ermo de aprovação do TCC </text:span><text:span text:style-name="T9">(</text:span><text:span text:style-name="T26">R</text:span><text:span text:style-name="T8">esolução/IFG nº </text:span><text:span text:style-name="T26">28, </text:span><text:span text:style-name="T8">de</text:span><text:span text:style-name="T26"> 11 </text:span><text:span text:style-name="T8">de</text:span><text:span text:style-name="T26"> </text:span><text:span text:style-name="T8">Agosto de 2014</text:span><text:span text:style-name="T9">)</text:span></text:p>
      <text:p text:style-name="P14"><text:span text:style-name="T26">[ <text:s text:c="2"/>] Aprovação sem </text:span>sem restrições <text:span text:style-name="T22">(</text:span>Art. 23. §2º<text:span text:style-name="T22">)</text:span></text:p>
      <text:p text:style-name="P13">[ <text:s text:c="2"/>] Aprovação com indicação de correções (Art. 23. §3º)</text:p>
      <text:p text:style-name="P9"><text:span text:style-name="T23">[ <text:s text:c="2"/>] </text:span><text:span text:style-name="T29">Não -aprovação</text:span></text:p>
      <text:p text:style-name="P10"><text:span text:style-name="T12"/></text:p>
      <text:p text:style-name="P10"><text:span text:style-name="T12">______________________________________</text:span></text:p>
      <text:p text:style-name="P2">Nome do Professor Orientador</text:p>
      <text:p text:style-name="P1"/>
      <text:p text:style-name="P3">_______________________________________</text:p>
      <text:p text:style-name="P5"><text:span text:style-name="T7">Nome da Professora membro da banca</text:span><text:span text:style-name="T6"> (IFG)</text:span></text:p>
      <text:p text:style-name="P1"/>
      <text:p text:style-name="P3">________________________________________</text:p>
      <text:p text:style-name="P6"><text:span text:style-name="T24">Nome do Professora membro da banca</text:span><text:span text:style-name="T25"> (Fiocruz)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Narrow" svg:font-family="ArialNarrow, Arial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Open Sans" svg:font-family="'Open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center" style:justify-single-word="false" fo:keep-with-next="always"/>
      <style:text-properties fo:font-size="26pt" style:font-size-asian="26pt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color="#000000" style:font-size-complex="12pt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comentário1" style:display-name="Texto de comentário1" style:family="paragraph" style:parent-style-name="Standard">
      <style:text-properties fo:font-size="10pt" style:font-size-asian="10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Rodapé_20_Char" style:display-name="Rodapé Char" style:family="text">
      <style:text-properties fo:font-size="12pt" style:font-size-asian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1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 style:master-page-name="">
      <loext:graphic-properties draw:fill="none"/>
      <style:paragraph-properties fo:margin-left="2in" fo:margin-right="0in" fo:margin-top="0.052in" fo:margin-bottom="0in" loext:contextual-spacing="false" fo:line-height="100%" fo:text-align="end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Open Sans" fo:font-size="8.5pt" fo:font-weight="bold" officeooo:paragraph-rsid="000fe22c" style:font-size-asian="8.5pt" style:font-weight-asian="bold" style:font-name-complex="Open Sans" fo:hyphenate="false" fo:hyphenation-remain-char-count="2" fo:hyphenation-push-char-count="2" loext:hyphenation-no-caps="false"/>
    </style:style>
    <style:style style:name="MP2" style:family="paragraph" style:parent-style-name="Standard">
      <loext:graphic-properties draw:fill="none"/>
      <style:paragraph-properties fo:margin-left="2in" fo:margin-right="0in" fo:margin-top="0.052in" fo:margin-bottom="0in" loext:contextual-spacing="false" fo:line-height="100%" fo:text-align="end" style:justify-single-word="false" fo:orphans="2" fo:widows="2" fo:hyphenation-ladder-count="no-limit" fo:text-indent="0in" style:auto-text-indent="false" fo:background-color="transparent" style:writing-mode="lr-tb"/>
      <style:text-properties style:font-name="Open Sans" fo:font-size="8.5pt" fo:font-weight="bold" officeooo:paragraph-rsid="000fe22c" style:font-size-asian="8.5pt" style:font-weight-asian="bold" style:font-name-complex="Open Sans" fo:hyphenate="false" fo:hyphenation-remain-char-count="2" fo:hyphenation-push-char-count="2" loext:hyphenation-no-caps="false"/>
    </style:style>
    <style:style style:name="MP3" style:family="paragraph" style:parent-style-name="Standard">
      <loext:graphic-properties draw:fill="none"/>
      <style:paragraph-properties fo:margin-left="2in" fo:margin-right="0in" fo:margin-top="0.0126in" fo:margin-bottom="0in" loext:contextual-spacing="false" fo:line-height="100%" fo:text-align="end" style:justify-single-word="false" fo:orphans="2" fo:widows="2" fo:hyphenation-ladder-count="no-limit" fo:text-indent="0in" style:auto-text-indent="false" fo:background-color="transparent" style:writing-mode="lr-tb"/>
      <style:text-properties style:font-name="Open Sans" fo:font-size="8.5pt" fo:font-weight="bold" officeooo:paragraph-rsid="000fe22c" style:font-size-asian="8.5pt" style:font-weight-asian="bold" style:font-name-complex="Open Sans"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-0.002in, -0.002in, -0.002in, -0.002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.0154in" fo:margin-bottom="0.445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1" text:anchor-type="char" svg:x="0.0075in" svg:y="0.0543in" svg:width="1.6909in" svg:height="0.5173in" draw:z-index="0"><draw:image xlink:href="Pictures/10000000000001A8000000822C384A90D497A31C.jpg" xlink:type="simple" xlink:show="embed" xlink:actuate="onLoad" loext:mime-type="image/jpeg"/></draw:frame>MINISTÉRIO DA EDUCAÇÃO</text:p>
        <text:p text:style-name="MP3">SECRETARIA DE EDUCAÇÃO PROFISSIONAL E TECNOLÓGICA</text:p>
        <text:p text:style-name="MP3">INSTITUTO FEDERAL DE EDUCAÇÃO, CIÊNCIA E TECNOLOGIA DE GOIÁS</text:p>
        <text:p text:style-name="MP3"/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ERTIFICADO</dc:title>
    <meta:initial-creator>Gilmar F Prado</meta:initial-creator>
    <meta:creation-date>2020-03-26T14:59:00</meta:creation-date>
    <dc:date>2020-10-13T09:06:20.590757588</dc:date>
    <meta:print-date>1995-11-21T17:41:00</meta:print-date>
    <meta:editing-cycles>7</meta:editing-cycles>
    <meta:editing-duration>PT36M2S</meta:editing-duration>
    <dc:creator>Waldeyr Silva</dc:creator>
    <meta:generator>LibreOffice/6.4.6.2$Linux_X86_64 LibreOffice_project/40$Build-2</meta:generator>
    <meta:document-statistic meta:table-count="0" meta:image-count="1" meta:object-count="0" meta:page-count="1" meta:paragraph-count="15" meta:word-count="205" meta:character-count="1375" meta:non-whitespace-character-count="1179"/>
  </office:meta>
</office:document-meta>
</file>